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531cm" svg:y="1.853cm">
            <draw:object draw:notify-on-update-of-ranges="Sheet1.C2:Sheet1.H2 Sheet1.C3:Sheet1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4.517cm" svg:y="13.919cm">
            <draw:object draw:notify-on-update-of-ranges="Sheet1.C29:Sheet1.F29 Sheet1.C30:Sheet1.F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4.517cm" svg:y="26.163cm">
            <draw:object draw:notify-on-update-of-ranges="Sheet1.C56:Sheet1.H56 Sheet1.C57:Sheet1.H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5.213cm" svg:y="50.077cm">
            <draw:object draw:notify-on-update-of-ranges="Sheet1.C108:Sheet1.F108 Sheet1.C109:Sheet1.F10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.599cm" svg:y="37.481cm">
            <draw:object draw:notify-on-update-of-ranges="Sheet1.C81:Sheet1.F81 Sheet1.C82:Sheet1.F8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4"/>
          <table:table-cell office:value-type="string" calcext:value-type="string">
            <text:p>Resolu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20x240</text:p>
          </table:table-cell>
          <table:table-cell office:value-type="string" calcext:value-type="string">
            <text:p>640x480</text:p>
          </table:table-cell>
          <table:table-cell office:value-type="string" calcext:value-type="string">
            <text:p>960x720</text:p>
          </table:table-cell>
          <table:table-cell office:value-type="string" calcext:value-type="string">
            <text:p>1280x960</text:p>
          </table:table-cell>
          <table:table-cell office:value-type="string" calcext:value-type="string">
            <text:p>1600x1200</text:p>
          </table:table-cell>
          <table:table-cell office:value-type="string" calcext:value-type="string">
            <text:p>1920x144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.9366" calcext:value-type="float">
            <text:p>27.9366</text:p>
          </table:table-cell>
          <table:table-cell office:value-type="float" office:value="110.72" calcext:value-type="float">
            <text:p>110.72</text:p>
          </table:table-cell>
          <table:table-cell office:value-type="float" office:value="252.464" calcext:value-type="float">
            <text:p>252.464</text:p>
          </table:table-cell>
          <table:table-cell office:value-type="float" office:value="441.961" calcext:value-type="float">
            <text:p>441.961</text:p>
          </table:table-cell>
          <table:table-cell office:value-type="float" office:value="686.409" calcext:value-type="float">
            <text:p>686.409</text:p>
          </table:table-cell>
          <table:table-cell office:value-type="float" office:value="988.226" calcext:value-type="float">
            <text:p>988.226</text:p>
          </table:table-cell>
          <table:table-cell table:number-columns-repeated="2"/>
        </table:table-row>
        <table:table-row table:style-name="ro1" table:number-rows-repeated="16">
          <table:table-cell table:number-columns-repeated="10"/>
        </table:table-row>
        <table:table-row table:style-name="ro2" table:number-rows-repeated="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AA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7.7116" calcext:value-type="float">
            <text:p>27.7116</text:p>
          </table:table-cell>
          <table:table-cell office:value-type="float" office:value="110.165" calcext:value-type="float">
            <text:p>110.165</text:p>
          </table:table-cell>
          <table:table-cell office:value-type="float" office:value="246.477" calcext:value-type="float">
            <text:p>246.477</text:p>
          </table:table-cell>
          <table:table-cell office:value-type="float" office:value="438.248" calcext:value-type="float">
            <text:p>438.248</text:p>
          </table:table-cell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pth sampl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2"/>
          <table:table-cell office:value-type="float" office:value="109.652" calcext:value-type="float">
            <text:p>109.652</text:p>
          </table:table-cell>
          <table:table-cell office:value-type="float" office:value="219.244" calcext:value-type="float">
            <text:p>219.244</text:p>
          </table:table-cell>
          <table:table-cell office:value-type="float" office:value="328.824" calcext:value-type="float">
            <text:p>328.824</text:p>
          </table:table-cell>
          <table:table-cell office:value-type="float" office:value="437.763" calcext:value-type="float">
            <text:p>437.763</text:p>
          </table:table-cell>
          <table:table-cell office:value-type="float" office:value="547.872" calcext:value-type="float">
            <text:p>547.872</text:p>
          </table:table-cell>
          <table:table-cell office:value-type="float" office:value="657.132" calcext:value-type="float">
            <text:p>657.132</text:p>
          </table:table-cell>
          <table:table-cell table:number-columns-repeated="2"/>
        </table:table-row>
        <table:table-row table:style-name="ro1" table:number-rows-repeated="22">
          <table:table-cell table:number-columns-repeated="10"/>
        </table:table-row>
        <table:table-row table:style-name="ro2">
          <table:table-cell table:number-columns-repeated="4"/>
          <table:table-cell office:value-type="string" calcext:value-type="string">
            <text:p>Reflection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5.08" calcext:value-type="float">
            <text:p>115.08</text:p>
          </table:table-cell>
          <table:table-cell office:value-type="float" office:value="128.756" calcext:value-type="float">
            <text:p>128.756</text:p>
          </table:table-cell>
          <table:table-cell office:value-type="float" office:value="135.835" calcext:value-type="float">
            <text:p>135.835</text:p>
          </table:table-cell>
          <table:table-cell office:value-type="float" office:value="137.495" calcext:value-type="float">
            <text:p>137.495</text:p>
          </table:table-cell>
          <table:table-cell table:number-columns-repeated="4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Thread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18.282" calcext:value-type="float">
            <text:p>318.282</text:p>
          </table:table-cell>
          <table:table-cell office:value-type="float" office:value="188.302" calcext:value-type="float">
            <text:p>188.302</text:p>
          </table:table-cell>
          <table:table-cell office:value-type="float" office:value="136.193" calcext:value-type="float">
            <text:p>136.193</text:p>
          </table:table-cell>
          <table:table-cell office:value-type="float" office:value="109.689" calcext:value-type="float">
            <text:p>109.689</text:p>
          </table:table-cell>
          <table:table-cell table:number-columns-repeated="4"/>
        </table:table-row>
        <table:table-row table:style-name="ro1" table:number-rows-repeated="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/00/0000</text:date>, <text:time style:data-style-name="N2" text:time-value="19:59:22.9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7T19:45:06.577000000</meta:creation-date>
    <meta:generator>LibreOffice/4.3.4.1$Windows_x86 LibreOffice_project/bc356b2f991740509f321d70e4512a6a54c5f243</meta:generator>
    <dc:date>2014-12-08T20:10:07.129000000</dc:date>
    <meta:editing-duration>PT3H49M</meta:editing-duration>
    <meta:editing-cycles>25</meta:editing-cycles>
    <meta:document-statistic meta:table-count="1" meta:cell-count="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2:Sheet1.H3" chart:data-source-has-labels="row" svg:x="1.331cm" svg:y="0.18cm" svg:width="14.349cm" svg:height="7.659cm">
          <chartooo:coordinate-region svg:x="2.323cm" svg:y="0.379cm" svg:width="12.522cm" svg:height="6.813cm"/>
          <chart:axis chart:dimension="x" chart:name="primary-x" chart:style-name="ch3" chartooo:axis-type="auto">
            <chartooo:date-scale/>
            <chart:title svg:x="7.654cm" svg:y="8.019cm" chart:style-name="ch4">
              <text:p>Resolution</text:p>
            </chart:title>
            <chart:categories table:cell-range-address="Sheet1.C2:Sheet1.H2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:Sheet1.H3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0x240</text:p>
                <draw:g>
                  <svg:desc>Sheet1.C2:Sheet1.H2</svg:desc>
                </draw:g>
              </table:table-cell>
              <table:table-cell office:value-type="string">
                <text:p>640x480</text:p>
              </table:table-cell>
              <table:table-cell office:value-type="string">
                <text:p>960x720</text:p>
              </table:table-cell>
              <table:table-cell office:value-type="string">
                <text:p>1280x960</text:p>
              </table:table-cell>
              <table:table-cell office:value-type="string">
                <text:p>1600x1200</text:p>
              </table:table-cell>
              <table:table-cell office:value-type="string">
                <text:p>1920x144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27.9366">
                <text:p>27.9366</text:p>
                <draw:g>
                  <svg:desc>Sheet1.C3:Sheet1.H3</svg:desc>
                </draw:g>
              </table:table-cell>
              <table:table-cell office:value-type="float" office:value="110.72">
                <text:p>110.72</text:p>
              </table:table-cell>
              <table:table-cell office:value-type="float" office:value="252.464">
                <text:p>252.464</text:p>
              </table:table-cell>
              <table:table-cell office:value-type="float" office:value="441.961">
                <text:p>441.961</text:p>
              </table:table-cell>
              <table:table-cell office:value-type="float" office:value="686.409">
                <text:p>686.409</text:p>
              </table:table-cell>
              <table:table-cell office:value-type="float" office:value="988.226">
                <text:p>988.2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29:Sheet1.F30" chart:data-source-has-labels="row" svg:x="1.331cm" svg:y="0.18cm" svg:width="14.349cm" svg:height="7.659cm">
          <chartooo:coordinate-region svg:x="2.138cm" svg:y="0.379cm" svg:width="13.355cm" svg:height="6.813cm"/>
          <chart:axis chart:dimension="x" chart:name="primary-x" chart:style-name="ch3" chartooo:axis-type="auto">
            <chartooo:date-scale/>
            <chart:title svg:x="7.786cm" svg:y="8.019cm" chart:style-name="ch4">
              <text:p>Samples</text:p>
            </chart:title>
            <chart:categories table:cell-range-address="Sheet1.C29:Sheet1.F29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0:Sheet1.F30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29:Sheet1.F29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9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27.7116">
                <text:p>27.7116</text:p>
                <draw:g>
                  <svg:desc>Sheet1.C30:Sheet1.F30</svg:desc>
                </draw:g>
              </table:table-cell>
              <table:table-cell office:value-type="float" office:value="110.165">
                <text:p>110.165</text:p>
              </table:table-cell>
              <table:table-cell office:value-type="float" office:value="246.477">
                <text:p>246.477</text:p>
              </table:table-cell>
              <table:table-cell office:value-type="float" office:value="438.248">
                <text:p>438.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56:Sheet1.H57" chart:data-source-has-labels="row" svg:x="1.331cm" svg:y="0.18cm" svg:width="14.349cm" svg:height="7.659cm">
          <chartooo:coordinate-region svg:x="2.138cm" svg:y="0.38cm" svg:width="13.262cm" svg:height="6.812cm"/>
          <chart:axis chart:dimension="x" chart:name="primary-x" chart:style-name="ch3" chartooo:axis-type="auto">
            <chartooo:date-scale/>
            <chart:title svg:x="7.786cm" svg:y="8.019cm" chart:style-name="ch4">
              <text:p>Samples</text:p>
            </chart:title>
            <chart:categories table:cell-range-address="Sheet1.C56:Sheet1.H56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57:Sheet1.H5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Sheet1.C56:Sheet1.H56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600">
                <text:p>600</text:p>
              </table:table-cell>
            </table:table-row>
          </table:table-header-rows>
          <table:table-rows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109.652">
                <text:p>109.652</text:p>
                <draw:g>
                  <svg:desc>Sheet1.C57:Sheet1.H57</svg:desc>
                </draw:g>
              </table:table-cell>
              <table:table-cell office:value-type="float" office:value="219.244">
                <text:p>219.244</text:p>
              </table:table-cell>
              <table:table-cell office:value-type="float" office:value="328.824">
                <text:p>328.824</text:p>
              </table:table-cell>
              <table:table-cell office:value-type="float" office:value="437.763">
                <text:p>437.763</text:p>
              </table:table-cell>
              <table:table-cell office:value-type="float" office:value="547.872">
                <text:p>547.872</text:p>
              </table:table-cell>
              <table:table-cell office:value-type="float" office:value="657.132">
                <text:p>657.1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108:Sheet1.F109" chart:data-source-has-labels="row" svg:x="1.331cm" svg:y="0.18cm" svg:width="14.349cm" svg:height="7.659cm">
          <chartooo:coordinate-region svg:x="2.138cm" svg:y="0.38cm" svg:width="13.448cm" svg:height="6.812cm"/>
          <chart:axis chart:dimension="x" chart:name="primary-x" chart:style-name="ch3" chartooo:axis-type="auto">
            <chartooo:date-scale/>
            <chart:title svg:x="7.839cm" svg:y="8.019cm" chart:style-name="ch4">
              <text:p>Threads</text:p>
            </chart:title>
            <chart:categories table:cell-range-address="Sheet1.C108:Sheet1.F108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109:Sheet1.F109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108:Sheet1.F108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318.282">
                <text:p>318.282</text:p>
                <draw:g>
                  <svg:desc>Sheet1.C109:Sheet1.F109</svg:desc>
                </draw:g>
              </table:table-cell>
              <table:table-cell office:value-type="float" office:value="188.302">
                <text:p>188.302</text:p>
              </table:table-cell>
              <table:table-cell office:value-type="float" office:value="136.193">
                <text:p>136.193</text:p>
              </table:table-cell>
              <table:table-cell office:value-type="float" office:value="109.689">
                <text:p>109.6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C81:Sheet1.F82" chart:data-source-has-labels="row" svg:x="1.331cm" svg:y="0.18cm" svg:width="14.349cm" svg:height="7.659cm">
          <chartooo:coordinate-region svg:x="2.138cm" svg:y="0.379cm" svg:width="13.448cm" svg:height="6.813cm"/>
          <chart:axis chart:dimension="x" chart:name="primary-x" chart:style-name="ch3" chartooo:axis-type="auto">
            <chartooo:date-scale/>
            <chart:title svg:x="6.503cm" svg:y="8.019cm" chart:style-name="ch4">
              <text:p>Maximum Reflection Depth</text:p>
            </chart:title>
            <chart:categories table:cell-range-address="Sheet1.C81:Sheet1.F81"/>
          </chart:axis>
          <chart:axis chart:dimension="y" chart:name="primary-y" chart:style-name="ch5">
            <chart:title svg:x="0.451cm" svg:y="5.217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82:Sheet1.F82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81:Sheet1.F8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</table:table-row>
          </table:table-header-rows>
          <table:table-rows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115.08">
                <text:p>115.08</text:p>
                <draw:g>
                  <svg:desc>Sheet1.C82:Sheet1.F82</svg:desc>
                </draw:g>
              </table:table-cell>
              <table:table-cell office:value-type="float" office:value="128.756">
                <text:p>128.756</text:p>
              </table:table-cell>
              <table:table-cell office:value-type="float" office:value="135.835">
                <text:p>135.835</text:p>
              </table:table-cell>
              <table:table-cell office:value-type="float" office:value="137.495">
                <text:p>137.4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